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style:text-position="0% 100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style:font-name="Calibri3" style:font-name-asian="Calibri3" style:font-name-complex="Calibri3"/>
    </style:style>
    <style:style style:name="T2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-33% 58%" fo:font-style="normal" style:font-style-asian="normal" style:font-style-complex="normal"/>
    </style:style>
    <style:style style:name="T31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483cm" svg:height="2.192cm" svg:x="1.258cm" svg:y="9.403cm">
          <text:p/>
          <draw:object xlink:href="../Generalisierte%20Impulse%20eines%20geladenen%20Teilchens%20im%20EM-Feld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<text:line-break/>ϕ → ϕ − (∂/∂t)<text:span text:style-name="T24">χ</text:span> ;<text:tab/>A → A + ∇χ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5.449cm" svg:height="2.288cm" svg:x="6.275cm" svg:y="9.355cm">
          <text:p/>
          <draw:object xlink:href="../Eichtransformation%20der%20Lagrange-Funktion%20eines%20geladenen%20Teilchen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 → ϕ − (∂/∂t)χ ; A → A + ∇χ? 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wegungsgleichung und damit die Bahnen <text:span text:style-name="T3">q</text:span><text:span text:style-name="T21">(</text:span><text:span text:style-name="T22">t</text:span><text:span text:style-name="T21">) bleiben im Konfigurationsraum invari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r mechanischen Eichtransformation</text:p>
            <text:p/>
            <text:p/>
            <text:p>ändern sich die Bewegungsgleichungen nicht, wenn <text:span text:style-name="T2">f</text:span><text:span text:style-name="T8"> eine praktisch beliebige, hinreichend oft differenzierbare und nur von </text:span><text:span text:style-name="T3">q</text:span><text:span text:style-name="T25"> und </text:span><text:span text:style-name="T22">t</text:span><text:span text:style-name="T25"> abhängende Funktion ist.</text:span></text:p>
          </draw:text-box>
        </draw:frame>
        <draw:frame draw:style-name="gr2" draw:text-style-name="P3" draw:layer="layout" svg:width="13.659cm" svg:height="2.192cm" svg:x="7.17cm" svg:y="8.903cm">
          <text:p/>
          <draw:object xlink:href="../Mechanische%20Eichtransformation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nutzt <text:span text:style-name="T1">modifizierte</text:span><text:span text:style-name="T21"> Lagrange-Gleichungen:</text:span></text:p>
            <text:p><text:span text:style-name="T21"/></text:p>
            <text:p><text:span text:style-name="T21"/></text:p>
          </draw:text-box>
        </draw:frame>
        <draw:frame draw:style-name="gr2" draw:text-style-name="P3" draw:layer="layout" svg:width="14.633cm" svg:height="2.327cm" svg:x="6.683cm" svg:y="10.736cm">
          <text:p/>
          <draw:object xlink:href="../modifizierte%20Lagrange-Gleich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Rayleigh'sche Dissipationsfunktion</text:p>
            <text:p/>
            <text:p/>
            <text:p>beschreibt die Energiedissipation, also die Energie, welche durch Reibung verloren geht:</text:p>
          </draw:text-box>
        </draw:frame>
        <draw:frame draw:style-name="gr2" draw:text-style-name="P3" draw:layer="layout" svg:width="6.986cm" svg:height="2.392cm" svg:x="10.506cm" svg:y="9.303cm">
          <text:p/>
          <draw:object xlink:href="../Rayleigh'sche%20Dissipationsfunktion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4.549cm" svg:height="2.294cm" svg:x="11.725cm" svg:y="13.652cm">
          <text:p/>
          <draw:object xlink:href="../Energiedissipatio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schränkt erst die Freiheitsgrade mittels holonomer Zwangsbedingungen ein, schreibt dann auf generalisierte Koordinaten um, formuliert die Zwangsbed. für virt. Verrückungen, führt die Lagrange'schen Multipl. ein welche unabh. von <text:span text:style-name="T3">q</text:span>, aber nicht unbedingt <text:span text:style-name="T2">t </text:span>sind, definiert eine Lagrange-Funktion einer best. Form, erhält so die Lagrange'schen Bwgl. 1. Art, durch welche die Lagrange'schen Mult. definiert werden – die fehlenden Bestimmungsgleichung sind dann die <text:span text:style-name="T2">p</text:span><text:span text:style-name="T8"> Zw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506cm" svg:height="2.472cm" svg:x="6.746cm" svg:y="9.263cm">
          <text:p/>
          <draw:object xlink:href="../Lagrange'sche%20Bewegungsgleichungen%20(1.%20Art)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kann</text:p>
            <text:p/>
            <text:p/>
            <text:p>als Komponente einer <text:span text:style-name="T2">generalisierten Zwangskraft</text:span><text:span text:style-name="T8"> interpretieren, welche die nicht-holonomen Zwangsbedingungen realisiert.</text:span></text:p>
          </draw:text-box>
        </draw:frame>
        <draw:frame draw:style-name="gr2" draw:text-style-name="P3" draw:layer="layout" svg:width="5.247cm" svg:height="2.392cm" svg:x="11.376cm" svg:y="9.303cm">
          <text:p/>
          <draw:object xlink:href="../Generalisierte%20Zwangskraft%20der%20holonomen%20Zwangsbedingung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m Differentialprinzip wird ein momentaner Zustand des Systems mit kleinen (virtuellen) Verrückungen aus diesem Zustand verglichen.</text:p>
            <text:p/>
            <text:p>Beim Integralprinzip wird ein endliches Bahnelement zwischen festen Zeiten <text:span text:style-name="T2">t</text:span><text:span text:style-name="T26">1</text:span> und <text:span text:style-name="T2">t</text:span><text:span text:style-name="T4">2</text:span> mit kleinen (virtuellen) Abweichungen der gesamten Bahn von der tatsächlich durchlaufenen Bahn verglic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Konfigurations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<text:span text:style-name="T27">S</text:span>-dimensionalen Raum, dessen Achsen durch die generalisierten Koordinaten <text:span text:style-name="T2">q</text:span><text:span text:style-name="T4">1</text:span>,...,<text:span text:style-name="T2">q</text:span><text:span text:style-name="T4">S</text:span> gebildet werden.</text:p>
            <text:p>Jeder Punkt des Konfigurationsraums entspricht einem möglichen Zustand des <text:span text:style-name="T1">gesamten</text:span><text:span text:style-name="T21"> System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Die Kurve im Konfigurationsraum, der der Zustand eines Systems im Laufe der Zeit folgt:</text:p>
            <text:p/>
            <text:p/>
            <text:p>Auf ihr bewegt sich das System als Ganzes.</text:p>
          </draw:text-box>
        </draw:frame>
        <draw:frame draw:style-name="gr2" draw:text-style-name="P3" draw:layer="layout" svg:width="8.422cm" svg:height="1.292cm" svg:x="9.788cm" svg:y="12.253cm">
          <text:p/>
          <draw:object xlink:href="../Konfigurationsbah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ein Funktional?</text:p>
          </draw:text-box>
        </draw:frame>
        <draw:frame presentation:style-name="pr7" draw:layer="layout" svg:width="25.199cm" svg:height="12.18cm" svg:x="1.4cm" svg:y="4.914cm" presentation:class="subtitle">
          <draw:text-box>
            <text:p>Bei festen <text:span text:style-name="T2">t</text:span><text:span text:style-name="T4">1</text:span>, <text:span text:style-name="T2">t</text:span><text:span text:style-name="T26">2</text:span> wird jeder Bahn <text:span text:style-name="T3">q</text:span>(<text:span text:style-name="T2">t</text:span>) eine <text:span text:style-name="T1">Zahl</text:span> <text:span text:style-name="T2">S</text:span>{<text:span text:style-name="T3">q</text:span>(<text:span text:style-name="T2">t</text:span>)} zugeordnet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stellt sich eine Konkurrenzschar d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M <text:span text:style-name="T28">≡</text:span> {<text:span text:style-name="T3">q</text:span>(<text:span text:style-name="T2">t</text:span>) : <text:span text:style-name="T29">q</text:span>(<text:span text:style-name="T2">t</text:span><text:span text:style-name="T4">1</text:span>) = <text:span text:style-name="T3">q</text:span><text:span text:style-name="T6">a</text:span> ;   <text:span text:style-name="T3">q</text:span>(<text:span text:style-name="T2">t</text:span><text:span text:style-name="T4">2</text:span>) = <text:span text:style-name="T29">q</text:span><text:span text:style-name="T6">e</text:span>}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oraus besteht die Konkurrenzschar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Aus einer Menge von Konfigurationsbahnen und zwei Endzeitpunk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Endpunktzeiten <text:span text:style-name="T2">t</text:span><text:span text:style-name="T30">1</text:span>, <text:span text:style-name="T2">t</text:span><text:span text:style-name="T30">2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Endpunktzeiten bleiben gleich, d.h. das System hat gleiche "Durchlaufzeiten"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virtuellen Verrückungen der Endpunkte <text:span text:style-name="T3">q</text:span><text:span text:style-name="T6">a</text:span>, <text:span text:style-name="T3">q</text:span><text:span text:style-name="T6">e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Sie sind für alle Bahnen Null:</text:p>
            <text:p/>
            <text:p/>
          </draw:text-box>
        </draw:frame>
        <draw:frame draw:style-name="gr2" draw:text-style-name="P3" draw:layer="layout" svg:width="5.388cm" svg:height="1.168cm" svg:x="11.305cm" svg:y="10.715cm">
          <text:p/>
          <draw:object xlink:href="../Virtuelle%20Verrückungen%20der%20Endpunkte%20einer%20Konkurrenzschar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erfolgt so, dass <text:span text:style-name="T2">S</text:span>{<text:span text:style-name="T3">q</text:span>(<text:span text:style-name="T2">t</text:span>)} auf der Konkurrenzschar <text:span text:style-name="T2">M</text:span> für die tatsächliche Bahn extremal („stationär“) wird</text:p>
            <text:p>bzw.</text:p>
            <text:p>Die Systembewegung erfolgt so, dass die Variation von <text:span text:style-name="T2">S</text:span> auf <text:span text:style-name="T2">M</text:span> bezüglich der tatsächlichen Bahn <text:span text:style-name="T3">q</text:span>(<text:span text:style-name="T2">t</text:span>) verschw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rauchen gleiche Endpunktzeiten (<text:span text:style-name="T2">t</text:span><text:span text:style-name="T6">1</text:span>,<text:span text:style-name="T2">t</text:span><text:span text:style-name="T6">2</text:span>),</text:p>
            <text:p>jede Bahn muß aus virtuellen Verrückungen aus der tatsächlichen Bahn entstanden sein</text:p>
            <text:p>und die virtuellen Verrückungen der Endpunkte <text:span text:style-name="T3">q</text:span><text:span text:style-name="T6">a</text:span>, <text:span text:style-name="T3">q</text:span><text:span text:style-name="T6">e</text:span> sind für alle Bahnen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0.96cm" svg:height="2.678cm" svg:x="8.519cm" svg:y="9.16cm">
          <text:p/>
          <draw:object xlink:href="../Wirkungsfunktional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1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1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02T17:27:33.912000000</dc:date>
    <meta:document-statistic meta:object-count="373"/>
  </office:meta>
</office:document-meta>
</file>